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00" draw:opacity="50%" draw:textarea-horizontal-align="justify" draw:textarea-vertical-align="middle" draw:auto-grow-height="false" draw:shadow="hidden" draw:shadow-opacity="50%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ff3333" draw:textarea-vertical-align="middle" draw:auto-grow-height="false" fo:min-height="0.749cm" fo:min-width="0.499cm"/>
    </style:style>
    <style:style style:name="gr5" style:family="graphic" style:parent-style-name="objectwithoutfill">
      <style:graphic-properties draw:fill="none" draw:textarea-vertical-align="middle" style:protect="siz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981cm" svg:height="6.981cm" svg:x="20.406cm" svg:y="12.7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6.581cm" svg:height="8.089cm" draw:transform="rotate (-0.759741823393132) translate (21.714cm 8.603cm)">
          <text:p/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3.809cm" svg:height="8.381cm" svg:x="20.574cm" svg:y="8.636cm" svg:viewBox="0 0 3810 8382" draw:points="1270,0 1270,5080 0,6350 2032,8382 3810,6604 3810,0">
          <text:p/>
        </draw:polygon>
        <draw:custom-shape draw:style-name="gr4" draw:text-style-name="P1" draw:layer="layout" svg:width="0.762cm" svg:height="0.762cm" svg:x="23.622cm" svg:y="16.0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5" draw:text-style-name="P1" draw:layer="layout" svg:x1="2.794cm" svg:y1="6.35cm" svg:x2="5.842cm" svg:y2="7.62cm">
          <text:p/>
        </draw:line>
        <draw:custom-shape draw:style-name="gr6" draw:text-style-name="P1" draw:layer="layout" svg:width="0.508cm" svg:height="0.508cm" svg:x="5.58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.496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draw:transform="rotate (0.00122173047639603) translate (7.901cm 11.2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1.054cm" svg:y="10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842cm" svg:y1="7.62cm" svg:x2="4.805cm" svg:y2="10.753cm">
          <text:p/>
        </draw:line>
        <draw:line draw:style-name="gr5" draw:text-style-name="P1" draw:layer="layout" svg:x1="4.805cm" svg:y1="10.753cm" svg:x2="8.02cm" svg:y2="11.499cm">
          <text:p/>
        </draw:line>
        <draw:line draw:style-name="gr5" draw:text-style-name="P1" draw:layer="layout" svg:x1="8.219cm" svg:y1="11.499cm" svg:x2="11.379cm" svg:y2="10.547cm">
          <text:p/>
        </draw:line>
        <draw:line draw:style-name="gr5" draw:text-style-name="P1" draw:layer="layout" svg:x1="8.219cm" svg:y1="11.499cm" svg:x2="9.063cm" svg:y2="14.69cm">
          <text:p/>
        </draw:line>
        <draw:custom-shape draw:style-name="gr6" draw:text-style-name="P1" draw:layer="layout" svg:width="0.508cm" svg:height="0.508cm" svg:x="8.838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379cm" svg:y1="10.547cm" svg:x2="14.037cm" svg:y2="8.591cm">
          <text:p/>
        </draw:line>
        <draw:custom-shape draw:style-name="gr6" draw:text-style-name="P1" draw:layer="layout" svg:width="0.508cm" svg:height="0.508cm" svg:x="13.798cm" svg:y="8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037cm" svg:y1="8.591cm" svg:x2="17.337cm" svg:y2="8.617cm">
          <text:p/>
        </draw:line>
        <draw:custom-shape draw:style-name="gr6" draw:text-style-name="P1" draw:layer="layout" svg:width="0.508cm" svg:height="0.508cm" svg:x="17.337cm" svg:y="8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646cm" svg:y1="8.61cm" svg:x2="19.903cm" svg:y2="11.044cm">
          <text:p/>
        </draw:line>
        <draw:custom-shape draw:style-name="gr6" draw:text-style-name="P1" draw:layer="layout" svg:width="0.508cm" svg:height="0.508cm" svg:x="19.719cm" svg:y="10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9.903cm" svg:y1="11.044cm" svg:x2="20.693cm" svg:y2="14.268cm">
          <text:p/>
        </draw:line>
        <draw:line draw:style-name="gr5" draw:text-style-name="P1" draw:layer="layout" svg:x1="17.374cm" svg:y1="14.208cm" svg:x2="20.693cm" svg:y2="14.268cm">
          <text:p/>
        </draw:line>
        <draw:custom-shape draw:style-name="gr7" draw:text-style-name="P1" draw:layer="layout" svg:width="0.508cm" svg:height="0.508cm" svg:x="20.408cm" svg:y="1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7.007cm" svg:y="13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9.05cm" svg:y1="5.7cm" svg:x2="17.507cm" svg:y2="8.617cm">
          <text:p/>
        </draw:line>
        <draw:custom-shape draw:style-name="gr6" draw:text-style-name="P1" draw:layer="layout" svg:width="0.508cm" svg:height="0.508cm" svg:x="18.825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794cm" svg:y1="6.35cm" svg:x2="1.427cm" svg:y2="3.344cm">
          <text:p/>
        </draw:line>
        <draw:custom-shape draw:style-name="gr6" draw:text-style-name="P1" draw:layer="layout" svg:width="0.508cm" svg:height="0.508cm" svg:x="1.156cm" svg:y="3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08cm" svg:height="0.508cm" svg:x="2.54cm" svg:y="6.096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1T12:00:38</meta:creation-date>
    <dc:date>2013-08-01T13:47:01</dc:date>
    <meta:editing-duration>PT14M41S</meta:editing-duration>
    <meta:editing-cycles>1</meta:editing-cycles>
    <meta:document-statistic meta:object-count="52"/>
    <meta:generator>LibreOffice/3.6$Linux_X86_64 LibreOffice_project/360m1$Build-2</meta:generator>
  </office:meta>
</office:document-meta>
</file>